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Text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.getTextContainer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Text.isNew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.mustWrite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.getTex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.isTa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.isNbs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tfText.writeRtfConten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tfText.setText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ext.RtfText( IRtfTextContainer parent , Writer w , String str , Rtf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Text.isBold( boolean isSta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